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5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2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637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ice (EUR)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Dimensions (mm)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Tolerances</text:p>
          </table:table-cell>
          <table:table-cell table:style-name="ce1" office:value-type="string" calcext:value-type="string">
            <text:p>Product URI (with price)</text:p>
          </table:table-cell>
          <table:table-cell table:style-name="ce1" office:value-type="string" calcext:value-type="string">
            <text:p>Other Notes</text:p>
          </table:table-cell>
          <table:table-cell table:style-name="ce1"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ir</text:p>
          </table:table-cell>
          <table:table-cell table:formula="of:=(1.035*1*0.5)/0.015*11.01*[.A2]" office:value-type="float" office:value="759.69" calcext:value-type="float">
            <text:p>759.69</text:p>
          </table:table-cell>
          <table:table-cell office:value-type="string" calcext:value-type="string">
            <text:p>Rocks, CEsB, Concrete Blocks, Bricks, and/or Steel-Reinforced Concrete</text:p>
          </table:table-cell>
          <table:table-cell table:number-columns-repeated="2"/>
          <table:table-cell office:value-type="string" calcext:value-type="string">
            <text:p>1035 x 1000 x 500</text:p>
          </table:table-cell>
          <table:table-cell table:number-columns-repeated="2"/>
          <table:table-cell office:value-type="string" calcext:value-type="string">
            <text:p>https://brooksonline.ie/kilsaran-kpro-crete-multi-purpose-concrete-25kg-un0427</text:p>
          </table:table-cell>
          <table:table-cell office:value-type="string" calcext:value-type="string">
            <text:p>Highly variable; price is minimum in just concrete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um</text:p>
          </table:table-cell>
          <table:table-cell table:formula="of:=109*[.A3]" office:value-type="float" office:value="109" calcext:value-type="float">
            <text:p>109</text:p>
          </table:table-cell>
          <table:table-cell office:value-type="string" calcext:value-type="string">
            <text:p>HDP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493 x 745</text:p>
          </table:table-cell>
          <table:table-cell office:value-type="string" calcext:value-type="string">
            <text:p>220 Liters</text:p>
          </table:table-cell>
          <table:table-cell/>
          <table:table-cell office:value-type="string" calcext:value-type="string">
            <text:p>https://www.denios.ie/plastic-drums-with-bunghole-120-220-litre-volume-10300300451400/26614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eel Angle</text:p>
          </table:table-cell>
          <table:table-cell table:formula="of:=54.58/6000*650*[.A4]" office:value-type="float" office:value="11.8256666666667" calcext:value-type="float">
            <text:p>11.8256666666667</text:p>
          </table:table-cell>
          <table:table-cell office:value-type="string" calcext:value-type="string">
            <text:p>Steel</text:p>
          </table:table-cell>
          <table:table-cell table:number-columns-repeated="2"/>
          <table:table-cell office:value-type="string" calcext:value-type="string">
            <text:p>650 x 60 x 6</text:p>
          </table:table-cell>
          <table:table-cell table:number-columns-repeated="2"/>
          <table:table-cell office:value-type="string" calcext:value-type="string">
            <text:p>https://mybuildingsupplies.ie/shop/building-supplies/steel/steel-beams-steel-lengths-steel-sheets/steel-angle/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16 Concrete Anchor Bolt</text:p>
          </table:table-cell>
          <table:table-cell table:formula="of:=54.15/25*[.A5]" office:value-type="float" office:value="8.664" calcext:value-type="float">
            <text:p>8.664</text:p>
          </table:table-cell>
          <table:table-cell office:value-type="string" calcext:value-type="string">
            <text:p>Galvanized Steel</text:p>
          </table:table-cell>
          <table:table-cell table:number-columns-repeated="2"/>
          <table:table-cell office:value-type="string" calcext:value-type="string">
            <text:p>M16 x 100 mm</text:p>
          </table:table-cell>
          <table:table-cell table:number-columns-repeated="2"/>
          <table:table-cell office:value-type="string" calcext:value-type="string">
            <text:p>https://www.screwfix.ie/p/rawlplug-throughbolts-r-xpt-m16-x-100mm-25-pack/657vc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e Mesh Screen</text:p>
          </table:table-cell>
          <table:table-cell table:formula="of:=47/3638702.4*(1000*665)*[.A6]" office:value-type="float" office:value="17.1792010250687" calcext:value-type="float">
            <text:p>17.1792010250687</text:p>
          </table:table-cell>
          <table:table-cell office:value-type="string" calcext:value-type="string">
            <text:p>Stainless Steel</text:p>
          </table:table-cell>
          <table:table-cell table:number-columns-repeated="2"/>
          <table:table-cell office:value-type="string" calcext:value-type="string">
            <text:p>1000 x 665</text:p>
          </table:table-cell>
          <table:table-cell/>
          <table:table-cell office:value-type="string" calcext:value-type="string">
            <text:p>Holes 0.85 mm large (20 US Mesh)</text:p>
          </table:table-cell>
          <table:table-cell office:value-type="string" calcext:value-type="string">
            <text:p>https://www.ubuy.ie/en/product/MVOYTLARG-304-stainless-steel-mesh-47in-x-10ft-20-mesh-never-rust-sturdy-metal-mesh-screen-woven-wire-mesh-roll-for-window-screen-replacement-door-air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panded Metal</text:p>
          </table:table-cell>
          <table:table-cell table:formula="of:=69.95/(1000*500)*(1000*665)*[.A7]" office:value-type="float" office:value="186.067" calcext:value-type="float">
            <text:p>186.067</text:p>
          </table:table-cell>
          <table:table-cell office:value-type="string" calcext:value-type="string">
            <text:p>Galvanized Steel</text:p>
          </table:table-cell>
          <table:table-cell table:number-columns-repeated="2"/>
          <table:table-cell office:value-type="string" calcext:value-type="string">
            <text:p>1000 x 665</text:p>
          </table:table-cell>
          <table:table-cell table:number-columns-repeated="2"/>
          <table:table-cell office:value-type="string" calcext:value-type="string">
            <text:p>https://www.lenehans.ie/steel-expanded-metal-sheet-1000mm-x-500mm.html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rough-Wall Bushing (aka “bulkhead”)</text:p>
          </table:table-cell>
          <table:table-cell table:formula="of:=30.17*[.A8]" office:value-type="float" office:value="120.68" calcext:value-type="float">
            <text:p>120.68</text:p>
          </table:table-cell>
          <table:table-cell office:value-type="string" calcext:value-type="string">
            <text:p>PVC</text:p>
          </table:table-cell>
          <table:table-cell table:number-columns-repeated="2"/>
          <table:table-cell office:value-type="string" calcext:value-type="string">
            <text:p>50 mm (2 inch)</text:p>
          </table:table-cell>
          <table:table-cell table:number-columns-repeated="2"/>
          <table:table-cell office:value-type="string" calcext:value-type="string">
            <text:p>https://www.recifart.com/en/fitting/572-bulkhead-50mm.html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 mm Pipe</text:p>
          </table:table-cell>
          <table:table-cell table:formula="of:=25/5000*1500*[.A9]" office:value-type="float" office:value="15" calcext:value-type="float">
            <text:p>15</text:p>
          </table:table-cell>
          <table:table-cell office:value-type="string" calcext:value-type="string">
            <text:p>PVC</text:p>
          </table:table-cell>
          <table:table-cell table:number-columns-repeated="2"/>
          <table:table-cell office:value-type="string" calcext:value-type="string">
            <text:p>1000 mm + 500 mm</text:p>
          </table:table-cell>
          <table:table-cell table:number-columns-repeated="2"/>
          <table:table-cell office:value-type="string" calcext:value-type="string">
            <text:p>https://percolationsupplies.ie/product/50mm-pvc-piping/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0 mm Valve</text:p>
          </table:table-cell>
          <table:table-cell table:formula="of:=13.83*[.A10]" office:value-type="float" office:value="55.32" calcext:value-type="float">
            <text:p>55.32</text:p>
          </table:table-cell>
          <table:table-cell office:value-type="string" calcext:value-type="string">
            <text:p>PVC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ttps://www.peservices.ie/product/ball-valve-pvc-u-50mm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Total Price</text:p>
          </table:table-cell>
          <table:table-cell table:style-name="ce1" table:formula="of:=SUM([.C2:.C8])" office:value-type="float" office:value="1213.10586769174" calcext:value-type="float">
            <text:p>1213.10586769174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7:10:08.094189087</meta:creation-date>
    <meta:generator>LibreOffice/7.4.7.2$Linux_X86_64 LibreOffice_project/40$Build-2</meta:generator>
    <dc:date>2025-09-19T14:58:40.144533597</dc:date>
    <meta:editing-duration>PT21H48M18S</meta:editing-duration>
    <meta:editing-cycles>32</meta:editing-cycles>
    <meta:document-statistic meta:table-count="1" meta:cell-count="72" meta:object-count="0"/>
  </office:meta>
</office:document-meta>
</file>